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06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453.69pt" svg:height="255.23pt" svg:x="80.48pt" svg:y="133.29pt">
            <loext:p draw:notify-on-update-of-ranges="results.A2:results.A80 results.B1:results.B1 results.B2:results.B80 results.A2:results.A80 results.C1:results.C1 results.C2:results.C80 results.A2:results.A80 results.D1:results.D1 results.D2:results.D80 results.A2:results.A80 results.E1:results.E1 results.E2:results.E80 results.A2:results.A80 results.F1:results.F1 results.F2:results.F8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second best</text:p>
          </table:table-cell>
          <table:table-cell office:value-type="string" calcext:value-type="string">
            <text:p>third best</text:p>
          </table:table-cell>
          <table:table-cell office:value-type="string" calcext:value-type="string">
            <text:p>fourth best</text:p>
          </table:table-cell>
          <table:table-cell office:value-type="string" calcext:value-type="string">
            <text:p>fifth best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6853110297961" calcext:value-type="float">
            <text:p>0.5368531103</text:p>
          </table:table-cell>
          <table:table-cell office:value-type="float" office:value="0.535807631991636" calcext:value-type="float">
            <text:p>0.535807632</text:p>
          </table:table-cell>
          <table:table-cell office:value-type="float" office:value="0.534762153685311" calcext:value-type="float">
            <text:p>0.5347621537</text:p>
          </table:table-cell>
          <table:table-cell office:value-type="float" office:value="0.531364349189754" calcext:value-type="float">
            <text:p>0.5313643492</text:p>
          </table:table-cell>
          <table:table-cell office:value-type="float" office:value="0.527966544694198" calcext:value-type="float">
            <text:p>0.527966544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33455305802405" calcext:value-type="float">
            <text:p>0.5334553058</text:p>
          </table:table-cell>
          <table:table-cell office:value-type="float" office:value="0.52430737062206" calcext:value-type="float">
            <text:p>0.5243073706</text:p>
          </table:table-cell>
          <table:table-cell table:number-columns-repeated="3" office:value-type="float" office:value="0.509147935180345" calcext:value-type="float">
            <text:p>0.509147935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3868269733403" calcext:value-type="float">
            <text:p>0.5386826973</text:p>
          </table:table-cell>
          <table:table-cell office:value-type="float" office:value="0.531625718766336" calcext:value-type="float">
            <text:p>0.5316257188</text:p>
          </table:table-cell>
          <table:table-cell office:value-type="float" office:value="0.51620491374804" calcext:value-type="float">
            <text:p>0.5162049137</text:p>
          </table:table-cell>
          <table:table-cell office:value-type="float" office:value="0.515682174594877" calcext:value-type="float">
            <text:p>0.5156821746</text:p>
          </table:table-cell>
          <table:table-cell office:value-type="float" office:value="0.510716152639833" calcext:value-type="float">
            <text:p>0.510716152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27182435964454" calcext:value-type="float">
            <text:p>0.527182436</text:p>
          </table:table-cell>
          <table:table-cell office:value-type="float" office:value="0.525875588081547" calcext:value-type="float">
            <text:p>0.5258755881</text:p>
          </table:table-cell>
          <table:table-cell office:value-type="float" office:value="0.516466283324621" calcext:value-type="float">
            <text:p>0.5164662833</text:p>
          </table:table-cell>
          <table:table-cell office:value-type="float" office:value="0.510454783063251" calcext:value-type="float">
            <text:p>0.5104547831</text:p>
          </table:table-cell>
          <table:table-cell office:value-type="float" office:value="0.509147935180345" calcext:value-type="float">
            <text:p>0.509147935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3659174072138" calcext:value-type="float">
            <text:p>0.5365917407</text:p>
          </table:table-cell>
          <table:table-cell office:value-type="float" office:value="0.53450078410873" calcext:value-type="float">
            <text:p>0.5345007841</text:p>
          </table:table-cell>
          <table:table-cell office:value-type="float" office:value="0.533716675378986" calcext:value-type="float">
            <text:p>0.5337166754</text:p>
          </table:table-cell>
          <table:table-cell office:value-type="float" office:value="0.52639832723471" calcext:value-type="float">
            <text:p>0.5263983272</text:p>
          </table:table-cell>
          <table:table-cell office:value-type="float" office:value="0.521432305279665" calcext:value-type="float">
            <text:p>0.521432305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44171458442237" calcext:value-type="float">
            <text:p>0.5441714584</text:p>
          </table:table-cell>
          <table:table-cell office:value-type="float" office:value="0.52848928384736" calcext:value-type="float">
            <text:p>0.5284892838</text:p>
          </table:table-cell>
          <table:table-cell table:number-columns-repeated="3" office:value-type="float" office:value="0.509147935180345" calcext:value-type="float">
            <text:p>0.509147935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39205436487193" calcext:value-type="float">
            <text:p>0.5392054365</text:p>
          </table:table-cell>
          <table:table-cell office:value-type="float" office:value="0.519079979090434" calcext:value-type="float">
            <text:p>0.5190799791</text:p>
          </table:table-cell>
          <table:table-cell table:number-columns-repeated="3" office:value-type="float" office:value="0.509147935180345" calcext:value-type="float">
            <text:p>0.509147935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3058024046001" calcext:value-type="float">
            <text:p>0.5305802405</text:p>
          </table:table-cell>
          <table:table-cell table:number-columns-repeated="4" office:value-type="float" office:value="0.509147935180345" calcext:value-type="float">
            <text:p>0.509147935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24046001045478" calcext:value-type="float">
            <text:p>0.524046001</text:p>
          </table:table-cell>
          <table:table-cell office:value-type="float" office:value="0.523784631468897" calcext:value-type="float">
            <text:p>0.5237846315</text:p>
          </table:table-cell>
          <table:table-cell office:value-type="float" office:value="0.523261892315735" calcext:value-type="float">
            <text:p>0.5232618923</text:p>
          </table:table-cell>
          <table:table-cell office:value-type="float" office:value="0.515420805018296" calcext:value-type="float">
            <text:p>0.515420805</text:p>
          </table:table-cell>
          <table:table-cell office:value-type="float" office:value="0.513591217982227" calcext:value-type="float">
            <text:p>0.51359121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45844223732358" calcext:value-type="float">
            <text:p>0.6458442237</text:p>
          </table:table-cell>
          <table:table-cell office:value-type="float" office:value="0.523000522739153" calcext:value-type="float">
            <text:p>0.5230005227</text:p>
          </table:table-cell>
          <table:table-cell office:value-type="float" office:value="0.518557239937271" calcext:value-type="float">
            <text:p>0.5185572399</text:p>
          </table:table-cell>
          <table:table-cell office:value-type="float" office:value="0.513591217982227" calcext:value-type="float">
            <text:p>0.513591218</text:p>
          </table:table-cell>
          <table:table-cell office:value-type="float" office:value="0.509409304756926" calcext:value-type="float">
            <text:p>0.509409304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24830109775222" calcext:value-type="float">
            <text:p>0.5248301098</text:p>
          </table:table-cell>
          <table:table-cell office:value-type="float" office:value="0.522739153162572" calcext:value-type="float">
            <text:p>0.5227391532</text:p>
          </table:table-cell>
          <table:table-cell office:value-type="float" office:value="0.52038682697334" calcext:value-type="float">
            <text:p>0.520386827</text:p>
          </table:table-cell>
          <table:table-cell table:number-columns-repeated="2" office:value-type="float" office:value="0.509147935180345" calcext:value-type="float">
            <text:p>0.509147935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96445373758495" calcext:value-type="float">
            <text:p>0.5964453738</text:p>
          </table:table-cell>
          <table:table-cell office:value-type="float" office:value="0.542341871406168" calcext:value-type="float">
            <text:p>0.5423418714</text:p>
          </table:table-cell>
          <table:table-cell office:value-type="float" office:value="0.521693674856247" calcext:value-type="float">
            <text:p>0.5216936749</text:p>
          </table:table-cell>
          <table:table-cell office:value-type="float" office:value="0.515420805018296" calcext:value-type="float">
            <text:p>0.515420805</text:p>
          </table:table-cell>
          <table:table-cell office:value-type="float" office:value="0.510977522216414" calcext:value-type="float">
            <text:p>0.510977522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96706743335076" calcext:value-type="float">
            <text:p>0.5967067433</text:p>
          </table:table-cell>
          <table:table-cell office:value-type="float" office:value="0.53058024046001" calcext:value-type="float">
            <text:p>0.5305802405</text:p>
          </table:table-cell>
          <table:table-cell office:value-type="float" office:value="0.523523261892316" calcext:value-type="float">
            <text:p>0.5235232619</text:p>
          </table:table-cell>
          <table:table-cell office:value-type="float" office:value="0.519602718243597" calcext:value-type="float">
            <text:p>0.5196027182</text:p>
          </table:table-cell>
          <table:table-cell office:value-type="float" office:value="0.509147935180345" calcext:value-type="float">
            <text:p>0.509147935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83899634082593" calcext:value-type="float">
            <text:p>0.5838996341</text:p>
          </table:table-cell>
          <table:table-cell office:value-type="float" office:value="0.539466806063774" calcext:value-type="float">
            <text:p>0.5394668061</text:p>
          </table:table-cell>
          <table:table-cell office:value-type="float" office:value="0.538421327757449" calcext:value-type="float">
            <text:p>0.5384213278</text:p>
          </table:table-cell>
          <table:table-cell office:value-type="float" office:value="0.538159958180868" calcext:value-type="float">
            <text:p>0.5381599582</text:p>
          </table:table-cell>
          <table:table-cell office:value-type="float" office:value="0.535546262415055" calcext:value-type="float">
            <text:p>0.535546262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38944066910612" calcext:value-type="float">
            <text:p>0.5389440669</text:p>
          </table:table-cell>
          <table:table-cell office:value-type="float" office:value="0.53659174072138" calcext:value-type="float">
            <text:p>0.5365917407</text:p>
          </table:table-cell>
          <table:table-cell office:value-type="float" office:value="0.526136957658129" calcext:value-type="float">
            <text:p>0.5261369577</text:p>
          </table:table-cell>
          <table:table-cell office:value-type="float" office:value="0.519602718243597" calcext:value-type="float">
            <text:p>0.5196027182</text:p>
          </table:table-cell>
          <table:table-cell office:value-type="float" office:value="0.519079979090434" calcext:value-type="float">
            <text:p>0.519079979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45739675901725" calcext:value-type="float">
            <text:p>0.5457396759</text:p>
          </table:table-cell>
          <table:table-cell office:value-type="float" office:value="0.539205436487193" calcext:value-type="float">
            <text:p>0.5392054365</text:p>
          </table:table-cell>
          <table:table-cell office:value-type="float" office:value="0.530318870883429" calcext:value-type="float">
            <text:p>0.5303188709</text:p>
          </table:table-cell>
          <table:table-cell office:value-type="float" office:value="0.523261892315735" calcext:value-type="float">
            <text:p>0.5232618923</text:p>
          </table:table-cell>
          <table:table-cell office:value-type="float" office:value="0.519602718243597" calcext:value-type="float">
            <text:p>0.519602718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446941975954" calcext:value-type="float">
            <text:p>0.5446941976</text:p>
          </table:table-cell>
          <table:table-cell office:value-type="float" office:value="0.527182435964454" calcext:value-type="float">
            <text:p>0.527182436</text:p>
          </table:table-cell>
          <table:table-cell table:number-columns-repeated="3" office:value-type="float" office:value="0.509147935180345" calcext:value-type="float">
            <text:p>0.509147935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36330371144799" calcext:value-type="float">
            <text:p>0.5363303711</text:p>
          </table:table-cell>
          <table:table-cell office:value-type="float" office:value="0.509409304756926" calcext:value-type="float">
            <text:p>0.5094093048</text:p>
          </table:table-cell>
          <table:table-cell table:number-columns-repeated="3" office:value-type="float" office:value="0.509147935180345" calcext:value-type="float">
            <text:p>0.509147935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41296393099843" calcext:value-type="float">
            <text:p>0.5412963931</text:p>
          </table:table-cell>
          <table:table-cell office:value-type="float" office:value="0.523000522739153" calcext:value-type="float">
            <text:p>0.5230005227</text:p>
          </table:table-cell>
          <table:table-cell table:number-columns-repeated="3" office:value-type="float" office:value="0.509147935180345" calcext:value-type="float">
            <text:p>0.509147935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34762153685311" calcext:value-type="float">
            <text:p>0.5347621537</text:p>
          </table:table-cell>
          <table:table-cell office:value-type="float" office:value="0.533455305802405" calcext:value-type="float">
            <text:p>0.5334553058</text:p>
          </table:table-cell>
          <table:table-cell office:value-type="float" office:value="0.523523261892316" calcext:value-type="float">
            <text:p>0.5235232619</text:p>
          </table:table-cell>
          <table:table-cell table:number-columns-repeated="2" office:value-type="float" office:value="0.509147935180345" calcext:value-type="float">
            <text:p>0.509147935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30318870883429" calcext:value-type="float">
            <text:p>0.5303188709</text:p>
          </table:table-cell>
          <table:table-cell office:value-type="float" office:value="0.528227914270779" calcext:value-type="float">
            <text:p>0.5282279143</text:p>
          </table:table-cell>
          <table:table-cell office:value-type="float" office:value="0.527182435964454" calcext:value-type="float">
            <text:p>0.527182436</text:p>
          </table:table-cell>
          <table:table-cell table:number-columns-repeated="2" office:value-type="float" office:value="0.525875588081547" calcext:value-type="float">
            <text:p>0.525875588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33455305802405" calcext:value-type="float">
            <text:p>0.5334553058</text:p>
          </table:table-cell>
          <table:table-cell office:value-type="float" office:value="0.532932566649242" calcext:value-type="float">
            <text:p>0.5329325666</text:p>
          </table:table-cell>
          <table:table-cell table:number-columns-repeated="3" office:value-type="float" office:value="0.509147935180345" calcext:value-type="float">
            <text:p>0.509147935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43648719289075" calcext:value-type="float">
            <text:p>0.5436487193</text:p>
          </table:table-cell>
          <table:table-cell office:value-type="float" office:value="0.529273392577104" calcext:value-type="float">
            <text:p>0.5292733926</text:p>
          </table:table-cell>
          <table:table-cell office:value-type="float" office:value="0.516466283324621" calcext:value-type="float">
            <text:p>0.5164662833</text:p>
          </table:table-cell>
          <table:table-cell table:number-columns-repeated="2" office:value-type="float" office:value="0.509147935180345" calcext:value-type="float">
            <text:p>0.509147935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30841610036592" calcext:value-type="float">
            <text:p>0.53084161</text:p>
          </table:table-cell>
          <table:table-cell table:number-columns-repeated="3" office:value-type="float" office:value="0.509147935180345" calcext:value-type="float">
            <text:p>0.5091479352</text:p>
          </table:table-cell>
          <table:table-cell office:value-type="float" office:value="0.507841087297439" calcext:value-type="float">
            <text:p>0.507841087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41296393099843" calcext:value-type="float">
            <text:p>0.5412963931</text:p>
          </table:table-cell>
          <table:table-cell office:value-type="float" office:value="0.524568740198641" calcext:value-type="float">
            <text:p>0.5245687402</text:p>
          </table:table-cell>
          <table:table-cell office:value-type="float" office:value="0.515682174594877" calcext:value-type="float">
            <text:p>0.5156821746</text:p>
          </table:table-cell>
          <table:table-cell office:value-type="float" office:value="0.511500261369577" calcext:value-type="float">
            <text:p>0.5115002614</text:p>
          </table:table-cell>
          <table:table-cell office:value-type="float" office:value="0.510977522216414" calcext:value-type="float">
            <text:p>0.510977522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78672242550967" calcext:value-type="float">
            <text:p>0.5786722426</text:p>
          </table:table-cell>
          <table:table-cell office:value-type="float" office:value="0.537375849451124" calcext:value-type="float">
            <text:p>0.5373758495</text:p>
          </table:table-cell>
          <table:table-cell office:value-type="float" office:value="0.524568740198641" calcext:value-type="float">
            <text:p>0.5245687402</text:p>
          </table:table-cell>
          <table:table-cell table:number-columns-repeated="2" office:value-type="float" office:value="0.509147935180345" calcext:value-type="float">
            <text:p>0.509147935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35807631991636" calcext:value-type="float">
            <text:p>0.535807632</text:p>
          </table:table-cell>
          <table:table-cell office:value-type="float" office:value="0.533716675378986" calcext:value-type="float">
            <text:p>0.5337166754</text:p>
          </table:table-cell>
          <table:table-cell office:value-type="float" office:value="0.525614218504966" calcext:value-type="float">
            <text:p>0.5256142185</text:p>
          </table:table-cell>
          <table:table-cell office:value-type="float" office:value="0.523523261892316" calcext:value-type="float">
            <text:p>0.5235232619</text:p>
          </table:table-cell>
          <table:table-cell office:value-type="float" office:value="0.509147935180345" calcext:value-type="float">
            <text:p>0.509147935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32671197072661" calcext:value-type="float">
            <text:p>0.5326711971</text:p>
          </table:table-cell>
          <table:table-cell office:value-type="float" office:value="0.531887088342917" calcext:value-type="float">
            <text:p>0.5318870883</text:p>
          </table:table-cell>
          <table:table-cell office:value-type="float" office:value="0.527443805541035" calcext:value-type="float">
            <text:p>0.5274438055</text:p>
          </table:table-cell>
          <table:table-cell office:value-type="float" office:value="0.520909566126503" calcext:value-type="float">
            <text:p>0.5209095661</text:p>
          </table:table-cell>
          <table:table-cell office:value-type="float" office:value="0.520125457396759" calcext:value-type="float">
            <text:p>0.520125457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41035023523262" calcext:value-type="float">
            <text:p>0.5410350235</text:p>
          </table:table-cell>
          <table:table-cell office:value-type="float" office:value="0.529796131730267" calcext:value-type="float">
            <text:p>0.5297961317</text:p>
          </table:table-cell>
          <table:table-cell office:value-type="float" office:value="0.526659696811291" calcext:value-type="float">
            <text:p>0.5266596968</text:p>
          </table:table-cell>
          <table:table-cell office:value-type="float" office:value="0.522739153162572" calcext:value-type="float">
            <text:p>0.5227391532</text:p>
          </table:table-cell>
          <table:table-cell office:value-type="float" office:value="0.519341348667015" calcext:value-type="float">
            <text:p>0.519341348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42864610559331" calcext:value-type="float">
            <text:p>0.5428646106</text:p>
          </table:table-cell>
          <table:table-cell office:value-type="float" office:value="0.537114479874543" calcext:value-type="float">
            <text:p>0.5371144799</text:p>
          </table:table-cell>
          <table:table-cell office:value-type="float" office:value="0.516727652901202" calcext:value-type="float">
            <text:p>0.5167276529</text:p>
          </table:table-cell>
          <table:table-cell office:value-type="float" office:value="0.509409304756926" calcext:value-type="float">
            <text:p>0.5094093048</text:p>
          </table:table-cell>
          <table:table-cell office:value-type="float" office:value="0.509147935180345" calcext:value-type="float">
            <text:p>0.509147935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3450078410873" calcext:value-type="float">
            <text:p>0.5345007841</text:p>
          </table:table-cell>
          <table:table-cell office:value-type="float" office:value="0.530057501306848" calcext:value-type="float">
            <text:p>0.5300575013</text:p>
          </table:table-cell>
          <table:table-cell office:value-type="float" office:value="0.516466283324621" calcext:value-type="float">
            <text:p>0.5164662833</text:p>
          </table:table-cell>
          <table:table-cell table:number-columns-repeated="2" office:value-type="float" office:value="0.509147935180345" calcext:value-type="float">
            <text:p>0.5091479352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4830109775222" calcext:value-type="float">
            <text:p>0.5248301098</text:p>
          </table:table-cell>
          <table:table-cell office:value-type="float" office:value="0.522216414009409" calcext:value-type="float">
            <text:p>0.522216414</text:p>
          </table:table-cell>
          <table:table-cell office:value-type="float" office:value="0.514113957135389" calcext:value-type="float">
            <text:p>0.5141139571</text:p>
          </table:table-cell>
          <table:table-cell office:value-type="float" office:value="0.512023000522739" calcext:value-type="float">
            <text:p>0.5120230005</text:p>
          </table:table-cell>
          <table:table-cell office:value-type="float" office:value="0.509147935180345" calcext:value-type="float">
            <text:p>0.509147935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29534762153685" calcext:value-type="float">
            <text:p>0.5295347622</text:p>
          </table:table-cell>
          <table:table-cell office:value-type="float" office:value="0.528750653423941" calcext:value-type="float">
            <text:p>0.5287506534</text:p>
          </table:table-cell>
          <table:table-cell office:value-type="float" office:value="0.527182435964454" calcext:value-type="float">
            <text:p>0.527182436</text:p>
          </table:table-cell>
          <table:table-cell office:value-type="float" office:value="0.52639832723471" calcext:value-type="float">
            <text:p>0.5263983272</text:p>
          </table:table-cell>
          <table:table-cell office:value-type="float" office:value="0.514636696288552" calcext:value-type="float">
            <text:p>0.514636696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5284892838474" calcext:value-type="float">
            <text:p>0.5352848928</text:p>
          </table:table-cell>
          <table:table-cell office:value-type="float" office:value="0.519864087820178" calcext:value-type="float">
            <text:p>0.5198640878</text:p>
          </table:table-cell>
          <table:table-cell office:value-type="float" office:value="0.515943544171458" calcext:value-type="float">
            <text:p>0.5159435442</text:p>
          </table:table-cell>
          <table:table-cell office:value-type="float" office:value="0.515682174594877" calcext:value-type="float">
            <text:p>0.5156821746</text:p>
          </table:table-cell>
          <table:table-cell office:value-type="float" office:value="0.509147935180345" calcext:value-type="float">
            <text:p>0.509147935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34239414532148" calcext:value-type="float">
            <text:p>0.5342394145</text:p>
          </table:table-cell>
          <table:table-cell table:number-columns-repeated="2" office:value-type="float" office:value="0.525875588081547" calcext:value-type="float">
            <text:p>0.5258755881</text:p>
          </table:table-cell>
          <table:table-cell office:value-type="float" office:value="0.521955044432828" calcext:value-type="float">
            <text:p>0.5219550444</text:p>
          </table:table-cell>
          <table:table-cell office:value-type="float" office:value="0.521432305279665" calcext:value-type="float">
            <text:p>0.5214323053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83115525352849" calcext:value-type="float">
            <text:p>0.5831155254</text:p>
          </table:table-cell>
          <table:table-cell table:number-columns-repeated="4" office:value-type="float" office:value="0.509147935180345" calcext:value-type="float">
            <text:p>0.5091479352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63094615786722" calcext:value-type="float">
            <text:p>0.6630946158</text:p>
          </table:table-cell>
          <table:table-cell office:value-type="float" office:value="0.533193936225823" calcext:value-type="float">
            <text:p>0.5331939362</text:p>
          </table:table-cell>
          <table:table-cell office:value-type="float" office:value="0.532409827496079" calcext:value-type="float">
            <text:p>0.5324098275</text:p>
          </table:table-cell>
          <table:table-cell office:value-type="float" office:value="0.52639832723471" calcext:value-type="float">
            <text:p>0.5263983272</text:p>
          </table:table-cell>
          <table:table-cell office:value-type="float" office:value="0.519079979090434" calcext:value-type="float">
            <text:p>0.519079979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44432828018819" calcext:value-type="float">
            <text:p>0.544432828</text:p>
          </table:table-cell>
          <table:table-cell office:value-type="float" office:value="0.526921066387872" calcext:value-type="float">
            <text:p>0.5269210664</text:p>
          </table:table-cell>
          <table:table-cell office:value-type="float" office:value="0.515159435441715" calcext:value-type="float">
            <text:p>0.5151594354</text:p>
          </table:table-cell>
          <table:table-cell office:value-type="float" office:value="0.513329848405646" calcext:value-type="float">
            <text:p>0.5133298484</text:p>
          </table:table-cell>
          <table:table-cell office:value-type="float" office:value="0.511761630946158" calcext:value-type="float">
            <text:p>0.5117616309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31364349189754" calcext:value-type="float">
            <text:p>0.5313643492</text:p>
          </table:table-cell>
          <table:table-cell office:value-type="float" office:value="0.530318870883429" calcext:value-type="float">
            <text:p>0.5303188709</text:p>
          </table:table-cell>
          <table:table-cell table:number-columns-repeated="3" office:value-type="float" office:value="0.509147935180345" calcext:value-type="float">
            <text:p>0.5091479352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7919498170413" calcext:value-type="float">
            <text:p>0.5791949817</text:p>
          </table:table-cell>
          <table:table-cell office:value-type="float" office:value="0.520648196549922" calcext:value-type="float">
            <text:p>0.5206481965</text:p>
          </table:table-cell>
          <table:table-cell office:value-type="float" office:value="0.519079979090434" calcext:value-type="float">
            <text:p>0.5190799791</text:p>
          </table:table-cell>
          <table:table-cell office:value-type="float" office:value="0.514636696288552" calcext:value-type="float">
            <text:p>0.5146366963</text:p>
          </table:table-cell>
          <table:table-cell office:value-type="float" office:value="0.509932043910089" calcext:value-type="float">
            <text:p>0.509932043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36853110297961" calcext:value-type="float">
            <text:p>0.5368531103</text:p>
          </table:table-cell>
          <table:table-cell office:value-type="float" office:value="0.534762153685311" calcext:value-type="float">
            <text:p>0.5347621537</text:p>
          </table:table-cell>
          <table:table-cell office:value-type="float" office:value="0.533978044955567" calcext:value-type="float">
            <text:p>0.533978045</text:p>
          </table:table-cell>
          <table:table-cell office:value-type="float" office:value="0.525352848928385" calcext:value-type="float">
            <text:p>0.5253528489</text:p>
          </table:table-cell>
          <table:table-cell office:value-type="float" office:value="0.51829587036069" calcext:value-type="float">
            <text:p>0.5182958704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35023523261892" calcext:value-type="float">
            <text:p>0.5350235233</text:p>
          </table:table-cell>
          <table:table-cell office:value-type="float" office:value="0.531102979613173" calcext:value-type="float">
            <text:p>0.5311029796</text:p>
          </table:table-cell>
          <table:table-cell table:number-columns-repeated="2" office:value-type="float" office:value="0.519602718243597" calcext:value-type="float">
            <text:p>0.5196027182</text:p>
          </table:table-cell>
          <table:table-cell office:value-type="float" office:value="0.509147935180345" calcext:value-type="float">
            <text:p>0.509147935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27443805541035" calcext:value-type="float">
            <text:p>0.5274438055</text:p>
          </table:table-cell>
          <table:table-cell office:value-type="float" office:value="0.524568740198641" calcext:value-type="float">
            <text:p>0.5245687402</text:p>
          </table:table-cell>
          <table:table-cell office:value-type="float" office:value="0.513329848405646" calcext:value-type="float">
            <text:p>0.5133298484</text:p>
          </table:table-cell>
          <table:table-cell table:number-columns-repeated="2" office:value-type="float" office:value="0.509147935180345" calcext:value-type="float">
            <text:p>0.509147935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63251437532671" calcext:value-type="float">
            <text:p>0.5632514375</text:p>
          </table:table-cell>
          <table:table-cell office:value-type="float" office:value="0.53058024046001" calcext:value-type="float">
            <text:p>0.5305802405</text:p>
          </table:table-cell>
          <table:table-cell office:value-type="float" office:value="0.527966544694198" calcext:value-type="float">
            <text:p>0.5279665447</text:p>
          </table:table-cell>
          <table:table-cell office:value-type="float" office:value="0.524046001045478" calcext:value-type="float">
            <text:p>0.524046001</text:p>
          </table:table-cell>
          <table:table-cell office:value-type="float" office:value="0.519079979090434" calcext:value-type="float">
            <text:p>0.519079979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21170935703084" calcext:value-type="float">
            <text:p>0.5211709357</text:p>
          </table:table-cell>
          <table:table-cell office:value-type="float" office:value="0.519864087820178" calcext:value-type="float">
            <text:p>0.5198640878</text:p>
          </table:table-cell>
          <table:table-cell office:value-type="float" office:value="0.516727652901202" calcext:value-type="float">
            <text:p>0.5167276529</text:p>
          </table:table-cell>
          <table:table-cell office:value-type="float" office:value="0.514375326711971" calcext:value-type="float">
            <text:p>0.5143753267</text:p>
          </table:table-cell>
          <table:table-cell office:value-type="float" office:value="0.511761630946158" calcext:value-type="float">
            <text:p>0.5117616309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28750653423941" calcext:value-type="float">
            <text:p>0.5287506534</text:p>
          </table:table-cell>
          <table:table-cell office:value-type="float" office:value="0.526659696811291" calcext:value-type="float">
            <text:p>0.5266596968</text:p>
          </table:table-cell>
          <table:table-cell office:value-type="float" office:value="0.524830109775222" calcext:value-type="float">
            <text:p>0.5248301098</text:p>
          </table:table-cell>
          <table:table-cell office:value-type="float" office:value="0.52038682697334" calcext:value-type="float">
            <text:p>0.520386827</text:p>
          </table:table-cell>
          <table:table-cell office:value-type="float" office:value="0.518557239937271" calcext:value-type="float">
            <text:p>0.5185572399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40773653946681" calcext:value-type="float">
            <text:p>0.5407736539</text:p>
          </table:table-cell>
          <table:table-cell office:value-type="float" office:value="0.524830109775222" calcext:value-type="float">
            <text:p>0.5248301098</text:p>
          </table:table-cell>
          <table:table-cell office:value-type="float" office:value="0.516989022477784" calcext:value-type="float">
            <text:p>0.5169890225</text:p>
          </table:table-cell>
          <table:table-cell office:value-type="float" office:value="0.515420805018296" calcext:value-type="float">
            <text:p>0.515420805</text:p>
          </table:table-cell>
          <table:table-cell office:value-type="float" office:value="0.51019341348667" calcext:value-type="float">
            <text:p>0.510193413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61683220073183" calcext:value-type="float">
            <text:p>0.5616832201</text:p>
          </table:table-cell>
          <table:table-cell office:value-type="float" office:value="0.526136957658129" calcext:value-type="float">
            <text:p>0.5261369577</text:p>
          </table:table-cell>
          <table:table-cell office:value-type="float" office:value="0.523523261892316" calcext:value-type="float">
            <text:p>0.5235232619</text:p>
          </table:table-cell>
          <table:table-cell office:value-type="float" office:value="0.520648196549922" calcext:value-type="float">
            <text:p>0.5206481965</text:p>
          </table:table-cell>
          <table:table-cell office:value-type="float" office:value="0.518818609513853" calcext:value-type="float">
            <text:p>0.518818609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16466283324621" calcext:value-type="float">
            <text:p>0.5164662833</text:p>
          </table:table-cell>
          <table:table-cell office:value-type="float" office:value="0.515420805018296" calcext:value-type="float">
            <text:p>0.515420805</text:p>
          </table:table-cell>
          <table:table-cell office:value-type="float" office:value="0.512023000522739" calcext:value-type="float">
            <text:p>0.5120230005</text:p>
          </table:table-cell>
          <table:table-cell table:number-columns-repeated="2" office:value-type="float" office:value="0.509147935180345" calcext:value-type="float">
            <text:p>0.509147935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27182435964454" calcext:value-type="float">
            <text:p>0.527182436</text:p>
          </table:table-cell>
          <table:table-cell office:value-type="float" office:value="0.523000522739153" calcext:value-type="float">
            <text:p>0.5230005227</text:p>
          </table:table-cell>
          <table:table-cell office:value-type="float" office:value="0.519341348667015" calcext:value-type="float">
            <text:p>0.5193413487</text:p>
          </table:table-cell>
          <table:table-cell office:value-type="float" office:value="0.515420805018296" calcext:value-type="float">
            <text:p>0.515420805</text:p>
          </table:table-cell>
          <table:table-cell office:value-type="float" office:value="0.509147935180345" calcext:value-type="float">
            <text:p>0.509147935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33455305802405" calcext:value-type="float">
            <text:p>0.5334553058</text:p>
          </table:table-cell>
          <table:table-cell office:value-type="float" office:value="0.522477783585991" calcext:value-type="float">
            <text:p>0.5224777836</text:p>
          </table:table-cell>
          <table:table-cell office:value-type="float" office:value="0.519864087820178" calcext:value-type="float">
            <text:p>0.5198640878</text:p>
          </table:table-cell>
          <table:table-cell office:value-type="float" office:value="0.515943544171458" calcext:value-type="float">
            <text:p>0.5159435442</text:p>
          </table:table-cell>
          <table:table-cell office:value-type="float" office:value="0.513852587558808" calcext:value-type="float">
            <text:p>0.5138525876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02456874019864" calcext:value-type="float">
            <text:p>0.602456874</text:p>
          </table:table-cell>
          <table:table-cell office:value-type="float" office:value="0.547830632514375" calcext:value-type="float">
            <text:p>0.5478306325</text:p>
          </table:table-cell>
          <table:table-cell office:value-type="float" office:value="0.539728175640355" calcext:value-type="float">
            <text:p>0.5397281756</text:p>
          </table:table-cell>
          <table:table-cell office:value-type="float" office:value="0.518818609513853" calcext:value-type="float">
            <text:p>0.5188186095</text:p>
          </table:table-cell>
          <table:table-cell office:value-type="float" office:value="0.517250392054365" calcext:value-type="float">
            <text:p>0.517250392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32253005750131" calcext:value-type="float">
            <text:p>0.6322530058</text:p>
          </table:table-cell>
          <table:table-cell office:value-type="float" office:value="0.623627809722948" calcext:value-type="float">
            <text:p>0.6236278097</text:p>
          </table:table-cell>
          <table:table-cell office:value-type="float" office:value="0.544955567171981" calcext:value-type="float">
            <text:p>0.5449555672</text:p>
          </table:table-cell>
          <table:table-cell office:value-type="float" office:value="0.543910088865656" calcext:value-type="float">
            <text:p>0.5439100889</text:p>
          </table:table-cell>
          <table:table-cell office:value-type="float" office:value="0.541035023523262" calcext:value-type="float">
            <text:p>0.5410350235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33455305802405" calcext:value-type="float">
            <text:p>0.5334553058</text:p>
          </table:table-cell>
          <table:table-cell office:value-type="float" office:value="0.511761630946158" calcext:value-type="float">
            <text:p>0.5117616309</text:p>
          </table:table-cell>
          <table:table-cell table:number-columns-repeated="3" office:value-type="float" office:value="0.509147935180345" calcext:value-type="float">
            <text:p>0.5091479352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06116048092002" calcext:value-type="float">
            <text:p>0.6061160481</text:p>
          </table:table-cell>
          <table:table-cell office:value-type="float" office:value="0.521955044432828" calcext:value-type="float">
            <text:p>0.5219550444</text:p>
          </table:table-cell>
          <table:table-cell office:value-type="float" office:value="0.519864087820178" calcext:value-type="float">
            <text:p>0.5198640878</text:p>
          </table:table-cell>
          <table:table-cell office:value-type="float" office:value="0.510977522216414" calcext:value-type="float">
            <text:p>0.5109775222</text:p>
          </table:table-cell>
          <table:table-cell office:value-type="float" office:value="0.509147935180345" calcext:value-type="float">
            <text:p>0.509147935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29012023000523" calcext:value-type="float">
            <text:p>0.529012023</text:p>
          </table:table-cell>
          <table:table-cell office:value-type="float" office:value="0.527705175117616" calcext:value-type="float">
            <text:p>0.5277051751</text:p>
          </table:table-cell>
          <table:table-cell office:value-type="float" office:value="0.524568740198641" calcext:value-type="float">
            <text:p>0.5245687402</text:p>
          </table:table-cell>
          <table:table-cell office:value-type="float" office:value="0.517511761630946" calcext:value-type="float">
            <text:p>0.5175117616</text:p>
          </table:table-cell>
          <table:table-cell office:value-type="float" office:value="0.51620491374804" calcext:value-type="float">
            <text:p>0.5162049137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41557762676424" calcext:value-type="float">
            <text:p>0.5415577627</text:p>
          </table:table-cell>
          <table:table-cell office:value-type="float" office:value="0.53868269733403" calcext:value-type="float">
            <text:p>0.5386826973</text:p>
          </table:table-cell>
          <table:table-cell office:value-type="float" office:value="0.529012023000523" calcext:value-type="float">
            <text:p>0.529012023</text:p>
          </table:table-cell>
          <table:table-cell office:value-type="float" office:value="0.526136957658129" calcext:value-type="float">
            <text:p>0.5261369577</text:p>
          </table:table-cell>
          <table:table-cell office:value-type="float" office:value="0.525875588081547" calcext:value-type="float">
            <text:p>0.525875588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49137480397282" calcext:value-type="float">
            <text:p>0.5491374804</text:p>
          </table:table-cell>
          <table:table-cell office:value-type="float" office:value="0.520909566126503" calcext:value-type="float">
            <text:p>0.5209095661</text:p>
          </table:table-cell>
          <table:table-cell table:number-columns-repeated="3" office:value-type="float" office:value="0.509147935180345" calcext:value-type="float">
            <text:p>0.509147935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41819132253006" calcext:value-type="float">
            <text:p>0.5418191323</text:p>
          </table:table-cell>
          <table:table-cell office:value-type="float" office:value="0.527705175117616" calcext:value-type="float">
            <text:p>0.5277051751</text:p>
          </table:table-cell>
          <table:table-cell office:value-type="float" office:value="0.52038682697334" calcext:value-type="float">
            <text:p>0.520386827</text:p>
          </table:table-cell>
          <table:table-cell office:value-type="float" office:value="0.518557239937271" calcext:value-type="float">
            <text:p>0.5185572399</text:p>
          </table:table-cell>
          <table:table-cell office:value-type="float" office:value="0.510454783063251" calcext:value-type="float">
            <text:p>0.510454783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27966544694198" calcext:value-type="float">
            <text:p>0.5279665447</text:p>
          </table:table-cell>
          <table:table-cell office:value-type="float" office:value="0.521955044432828" calcext:value-type="float">
            <text:p>0.5219550444</text:p>
          </table:table-cell>
          <table:table-cell office:value-type="float" office:value="0.516727652901202" calcext:value-type="float">
            <text:p>0.5167276529</text:p>
          </table:table-cell>
          <table:table-cell office:value-type="float" office:value="0.512807109252483" calcext:value-type="float">
            <text:p>0.5128071093</text:p>
          </table:table-cell>
          <table:table-cell office:value-type="float" office:value="0.509147935180345" calcext:value-type="float">
            <text:p>0.509147935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96184004181913" calcext:value-type="float">
            <text:p>0.5961840042</text:p>
          </table:table-cell>
          <table:table-cell office:value-type="float" office:value="0.58546785154208" calcext:value-type="float">
            <text:p>0.5854678515</text:p>
          </table:table-cell>
          <table:table-cell office:value-type="float" office:value="0.526136957658129" calcext:value-type="float">
            <text:p>0.5261369577</text:p>
          </table:table-cell>
          <table:table-cell office:value-type="float" office:value="0.510977522216414" calcext:value-type="float">
            <text:p>0.5109775222</text:p>
          </table:table-cell>
          <table:table-cell office:value-type="float" office:value="0.510716152639833" calcext:value-type="float">
            <text:p>0.5107161526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31625718766336" calcext:value-type="float">
            <text:p>0.5316257188</text:p>
          </table:table-cell>
          <table:table-cell office:value-type="float" office:value="0.525091479351803" calcext:value-type="float">
            <text:p>0.5250914794</text:p>
          </table:table-cell>
          <table:table-cell office:value-type="float" office:value="0.520648196549922" calcext:value-type="float">
            <text:p>0.5206481965</text:p>
          </table:table-cell>
          <table:table-cell office:value-type="float" office:value="0.518034500784109" calcext:value-type="float">
            <text:p>0.5180345008</text:p>
          </table:table-cell>
          <table:table-cell office:value-type="float" office:value="0.512545739675902" calcext:value-type="float">
            <text:p>0.5125457397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45739675901725" calcext:value-type="float">
            <text:p>0.5457396759</text:p>
          </table:table-cell>
          <table:table-cell office:value-type="float" office:value="0.534239414532148" calcext:value-type="float">
            <text:p>0.5342394145</text:p>
          </table:table-cell>
          <table:table-cell office:value-type="float" office:value="0.519079979090434" calcext:value-type="float">
            <text:p>0.5190799791</text:p>
          </table:table-cell>
          <table:table-cell office:value-type="float" office:value="0.514113957135389" calcext:value-type="float">
            <text:p>0.5141139571</text:p>
          </table:table-cell>
          <table:table-cell office:value-type="float" office:value="0.509147935180345" calcext:value-type="float">
            <text:p>0.509147935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39728175640355" calcext:value-type="float">
            <text:p>0.5397281756</text:p>
          </table:table-cell>
          <table:table-cell office:value-type="float" office:value="0.534762153685311" calcext:value-type="float">
            <text:p>0.5347621537</text:p>
          </table:table-cell>
          <table:table-cell office:value-type="float" office:value="0.532148457919498" calcext:value-type="float">
            <text:p>0.5321484579</text:p>
          </table:table-cell>
          <table:table-cell office:value-type="float" office:value="0.522477783585991" calcext:value-type="float">
            <text:p>0.5224777836</text:p>
          </table:table-cell>
          <table:table-cell office:value-type="float" office:value="0.51620491374804" calcext:value-type="float">
            <text:p>0.516204913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31887088342917" calcext:value-type="float">
            <text:p>0.5318870883</text:p>
          </table:table-cell>
          <table:table-cell office:value-type="float" office:value="0.531364349189754" calcext:value-type="float">
            <text:p>0.5313643492</text:p>
          </table:table-cell>
          <table:table-cell office:value-type="float" office:value="0.520648196549922" calcext:value-type="float">
            <text:p>0.5206481965</text:p>
          </table:table-cell>
          <table:table-cell office:value-type="float" office:value="0.510454783063251" calcext:value-type="float">
            <text:p>0.5104547831</text:p>
          </table:table-cell>
          <table:table-cell office:value-type="float" office:value="0.509932043910089" calcext:value-type="float">
            <text:p>0.5099320439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27966544694198" calcext:value-type="float">
            <text:p>0.5279665447</text:p>
          </table:table-cell>
          <table:table-cell office:value-type="float" office:value="0.513591217982227" calcext:value-type="float">
            <text:p>0.513591218</text:p>
          </table:table-cell>
          <table:table-cell office:value-type="float" office:value="0.513329848405646" calcext:value-type="float">
            <text:p>0.5133298484</text:p>
          </table:table-cell>
          <table:table-cell office:value-type="float" office:value="0.510977522216414" calcext:value-type="float">
            <text:p>0.5109775222</text:p>
          </table:table-cell>
          <table:table-cell office:value-type="float" office:value="0.51019341348667" calcext:value-type="float">
            <text:p>0.510193413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29012023000523" calcext:value-type="float">
            <text:p>0.529012023</text:p>
          </table:table-cell>
          <table:table-cell office:value-type="float" office:value="0.527966544694198" calcext:value-type="float">
            <text:p>0.5279665447</text:p>
          </table:table-cell>
          <table:table-cell office:value-type="float" office:value="0.525875588081547" calcext:value-type="float">
            <text:p>0.5258755881</text:p>
          </table:table-cell>
          <table:table-cell office:value-type="float" office:value="0.521170935703084" calcext:value-type="float">
            <text:p>0.5211709357</text:p>
          </table:table-cell>
          <table:table-cell office:value-type="float" office:value="0.509147935180345" calcext:value-type="float">
            <text:p>0.509147935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.533193936225823" calcext:value-type="float">
            <text:p>0.5331939362</text:p>
          </table:table-cell>
          <table:table-cell office:value-type="float" office:value="0.528227914270779" calcext:value-type="float">
            <text:p>0.5282279143</text:p>
          </table:table-cell>
          <table:table-cell office:value-type="float" office:value="0.522739153162572" calcext:value-type="float">
            <text:p>0.5227391532</text:p>
          </table:table-cell>
          <table:table-cell office:value-type="float" office:value="0.516727652901202" calcext:value-type="float">
            <text:p>0.5167276529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61683220073183" calcext:value-type="float">
            <text:p>0.5616832201</text:p>
          </table:table-cell>
          <table:table-cell office:value-type="float" office:value="0.554103502352326" calcext:value-type="float">
            <text:p>0.5541035024</text:p>
          </table:table-cell>
          <table:table-cell office:value-type="float" office:value="0.54678515420805" calcext:value-type="float">
            <text:p>0.5467851542</text:p>
          </table:table-cell>
          <table:table-cell office:value-type="float" office:value="0.535023523261892" calcext:value-type="float">
            <text:p>0.5350235233</text:p>
          </table:table-cell>
          <table:table-cell office:value-type="float" office:value="0.519864087820178" calcext:value-type="float">
            <text:p>0.5198640878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54103502352326" calcext:value-type="float">
            <text:p>0.5541035024</text:p>
          </table:table-cell>
          <table:table-cell office:value-type="float" office:value="0.551228437009932" calcext:value-type="float">
            <text:p>0.551228437</text:p>
          </table:table-cell>
          <table:table-cell office:value-type="float" office:value="0.528750653423941" calcext:value-type="float">
            <text:p>0.5287506534</text:p>
          </table:table-cell>
          <table:table-cell office:value-type="float" office:value="0.527182435964454" calcext:value-type="float">
            <text:p>0.527182436</text:p>
          </table:table-cell>
          <table:table-cell office:value-type="float" office:value="0.526136957658129" calcext:value-type="float">
            <text:p>0.5261369577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45478306325144" calcext:value-type="float">
            <text:p>0.5454783063</text:p>
          </table:table-cell>
          <table:table-cell office:value-type="float" office:value="0.531887088342917" calcext:value-type="float">
            <text:p>0.5318870883</text:p>
          </table:table-cell>
          <table:table-cell office:value-type="float" office:value="0.530318870883429" calcext:value-type="float">
            <text:p>0.5303188709</text:p>
          </table:table-cell>
          <table:table-cell office:value-type="float" office:value="0.518818609513853" calcext:value-type="float">
            <text:p>0.5188186095</text:p>
          </table:table-cell>
          <table:table-cell office:value-type="float" office:value="0.513852587558808" calcext:value-type="float">
            <text:p>0.5138525876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35023523261892" calcext:value-type="float">
            <text:p>0.5350235233</text:p>
          </table:table-cell>
          <table:table-cell office:value-type="float" office:value="0.530841610036592" calcext:value-type="float">
            <text:p>0.53084161</text:p>
          </table:table-cell>
          <table:table-cell office:value-type="float" office:value="0.52639832723471" calcext:value-type="float">
            <text:p>0.5263983272</text:p>
          </table:table-cell>
          <table:table-cell office:value-type="float" office:value="0.520909566126503" calcext:value-type="float">
            <text:p>0.5209095661</text:p>
          </table:table-cell>
          <table:table-cell office:value-type="float" office:value="0.516727652901202" calcext:value-type="float">
            <text:p>0.5167276529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58285415577627" calcext:value-type="float">
            <text:p>0.5582854156</text:p>
          </table:table-cell>
          <table:table-cell office:value-type="float" office:value="0.5488761108207" calcext:value-type="float">
            <text:p>0.5488761108</text:p>
          </table:table-cell>
          <table:table-cell office:value-type="float" office:value="0.534239414532148" calcext:value-type="float">
            <text:p>0.5342394145</text:p>
          </table:table-cell>
          <table:table-cell office:value-type="float" office:value="0.522739153162572" calcext:value-type="float">
            <text:p>0.5227391532</text:p>
          </table:table-cell>
          <table:table-cell office:value-type="float" office:value="0.518034500784109" calcext:value-type="float">
            <text:p>0.5180345008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53659174072138" calcext:value-type="float">
            <text:p>0.5365917407</text:p>
          </table:table-cell>
          <table:table-cell office:value-type="float" office:value="0.529796131730267" calcext:value-type="float">
            <text:p>0.5297961317</text:p>
          </table:table-cell>
          <table:table-cell office:value-type="float" office:value="0.516989022477784" calcext:value-type="float">
            <text:p>0.5169890225</text:p>
          </table:table-cell>
          <table:table-cell office:value-type="float" office:value="0.513591217982227" calcext:value-type="float">
            <text:p>0.513591218</text:p>
          </table:table-cell>
          <table:table-cell office:value-type="float" office:value="0.509670674333507" calcext:value-type="float">
            <text:p>0.5096706743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49137480397282" calcext:value-type="float">
            <text:p>0.5491374804</text:p>
          </table:table-cell>
          <table:table-cell office:value-type="float" office:value="0.533193936225823" calcext:value-type="float">
            <text:p>0.5331939362</text:p>
          </table:table-cell>
          <table:table-cell office:value-type="float" office:value="0.526136957658129" calcext:value-type="float">
            <text:p>0.5261369577</text:p>
          </table:table-cell>
          <table:table-cell office:value-type="float" office:value="0.524830109775222" calcext:value-type="float">
            <text:p>0.5248301098</text:p>
          </table:table-cell>
          <table:table-cell office:value-type="float" office:value="0.52430737062206" calcext:value-type="float">
            <text:p>0.524307370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31364349189754" calcext:value-type="float">
            <text:p>0.5313643492</text:p>
          </table:table-cell>
          <table:table-cell office:value-type="float" office:value="0.525091479351803" calcext:value-type="float">
            <text:p>0.5250914794</text:p>
          </table:table-cell>
          <table:table-cell office:value-type="float" office:value="0.521955044432828" calcext:value-type="float">
            <text:p>0.5219550444</text:p>
          </table:table-cell>
          <table:table-cell office:value-type="float" office:value="0.516989022477784" calcext:value-type="float">
            <text:p>0.5169890225</text:p>
          </table:table-cell>
          <table:table-cell office:value-type="float" office:value="0.509147935180345" calcext:value-type="float">
            <text:p>0.5091479352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3450078410873" calcext:value-type="float">
            <text:p>0.5345007841</text:p>
          </table:table-cell>
          <table:table-cell office:value-type="float" office:value="0.526921066387872" calcext:value-type="float">
            <text:p>0.5269210664</text:p>
          </table:table-cell>
          <table:table-cell office:value-type="float" office:value="0.525875588081547" calcext:value-type="float">
            <text:p>0.5258755881</text:p>
          </table:table-cell>
          <table:table-cell office:value-type="float" office:value="0.52038682697334" calcext:value-type="float">
            <text:p>0.520386827</text:p>
          </table:table-cell>
          <table:table-cell office:value-type="float" office:value="0.519602718243597" calcext:value-type="float">
            <text:p>0.5196027182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94354417145844" calcext:value-type="float">
            <text:p>0.5943544171</text:p>
          </table:table-cell>
          <table:table-cell office:value-type="float" office:value="0.532148457919498" calcext:value-type="float">
            <text:p>0.5321484579</text:p>
          </table:table-cell>
          <table:table-cell office:value-type="float" office:value="0.521955044432828" calcext:value-type="float">
            <text:p>0.5219550444</text:p>
          </table:table-cell>
          <table:table-cell office:value-type="float" office:value="0.514898065865133" calcext:value-type="float">
            <text:p>0.5148980659</text:p>
          </table:table-cell>
          <table:table-cell office:value-type="float" office:value="0.514375326711971" calcext:value-type="float">
            <text:p>0.5143753267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87558808154731" calcext:value-type="float">
            <text:p>0.5875588082</text:p>
          </table:table-cell>
          <table:table-cell office:value-type="float" office:value="0.525614218504966" calcext:value-type="float">
            <text:p>0.5256142185</text:p>
          </table:table-cell>
          <table:table-cell office:value-type="float" office:value="0.519864087820178" calcext:value-type="float">
            <text:p>0.5198640878</text:p>
          </table:table-cell>
          <table:table-cell office:value-type="float" office:value="0.514636696288552" calcext:value-type="float">
            <text:p>0.5146366963</text:p>
          </table:table-cell>
          <table:table-cell office:value-type="float" office:value="0.510977522216414" calcext:value-type="float">
            <text:p>0.510977522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 style:data-style-name="N2" text:time-value="16:34:07.7788289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0T16:35:11.019917907</dc:date>
    <meta:editing-duration>PT1M20S</meta:editing-duration>
    <meta:editing-cycles>2</meta:editing-cycles>
    <meta:generator>LibreOffice/5.1.6.2$Linux_X86_64 LibreOffice_project/10m0$Build-2</meta:generator>
    <meta:document-statistic meta:table-count="1" meta:cell-count="4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4" chart:max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scatter" chart:style-name="ch1">
        <chart:legend chart:legend-position="end" svg:x="12.726cm" svg:y="3.194cm" style:legend-expansion="high" chart:style-name="ch2"/>
        <chart:plot-area chart:style-name="ch3" table:cell-range-address="results.A2:results.F80 results.B1:results.F1" chart:data-source-has-labels="row" svg:x="0.32cm" svg:y="0.18cm" svg:width="12.086cm" svg:height="8.645cm">
          <chartooo:coordinate-region svg:x="1.275cm" svg:y="0.382cm" svg:width="10.928cm" svg:height="7.7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.B2:results.B80" chart:label-cell-address="results.B1:results.B1" chart:class="chart:scatter">
            <chart:domain table:cell-range-address="results.A2:results.A80"/>
            <chart:data-point chart:repeated="79"/>
          </chart:series>
          <chart:series chart:style-name="ch8" chart:values-cell-range-address="results.C2:results.C80" chart:label-cell-address="results.C1:results.C1" chart:class="chart:scatter">
            <chart:data-point chart:repeated="79"/>
          </chart:series>
          <chart:series chart:style-name="ch9" chart:values-cell-range-address="results.D2:results.D80" chart:label-cell-address="results.D1:results.D1" chart:class="chart:scatter">
            <chart:data-point chart:repeated="79"/>
          </chart:series>
          <chart:series chart:style-name="ch10" chart:values-cell-range-address="results.E2:results.E80" chart:label-cell-address="results.E1:results.E1" chart:class="chart:scatter">
            <chart:data-point chart:repeated="79"/>
          </chart:series>
          <chart:series chart:style-name="ch11" chart:values-cell-range-address="results.F2:results.F80" chart:label-cell-address="results.F1:results.F1" chart:class="chart:scatter">
            <chart:data-point chart:repeated="7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st</text:p>
                <draw:g>
                  <svg:desc>results.B1:results.B1</svg:desc>
                </draw:g>
              </table:table-cell>
              <table:table-cell office:value-type="string">
                <text:p>second best</text:p>
                <draw:g>
                  <svg:desc>results.C1:results.C1</svg:desc>
                </draw:g>
              </table:table-cell>
              <table:table-cell office:value-type="string">
                <text:p>third best</text:p>
                <draw:g>
                  <svg:desc>results.D1:results.D1</svg:desc>
                </draw:g>
              </table:table-cell>
              <table:table-cell office:value-type="string">
                <text:p>fourth best</text:p>
                <draw:g>
                  <svg:desc>results.E1:results.E1</svg:desc>
                </draw:g>
              </table:table-cell>
              <table:table-cell office:value-type="string">
                <text:p>fifth best</text:p>
                <draw:g>
                  <svg:desc>results.F1:result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.A2:results.A80</svg:desc>
                </draw:g>
              </table:table-cell>
              <table:table-cell office:value-type="float" office:value="0.536853110297961">
                <text:p>0.536853110297961</text:p>
                <draw:g>
                  <svg:desc>results.B2:results.B80</svg:desc>
                </draw:g>
              </table:table-cell>
              <table:table-cell office:value-type="float" office:value="0.535807631991636">
                <text:p>0.535807631991636</text:p>
                <draw:g>
                  <svg:desc>results.C2:results.C80</svg:desc>
                </draw:g>
              </table:table-cell>
              <table:table-cell office:value-type="float" office:value="0.534762153685311">
                <text:p>0.534762153685311</text:p>
                <draw:g>
                  <svg:desc>results.D2:results.D80</svg:desc>
                </draw:g>
              </table:table-cell>
              <table:table-cell office:value-type="float" office:value="0.531364349189754">
                <text:p>0.531364349189754</text:p>
                <draw:g>
                  <svg:desc>results.E2:results.E80</svg:desc>
                </draw:g>
              </table:table-cell>
              <table:table-cell office:value-type="float" office:value="0.527966544694198">
                <text:p>0.527966544694198</text:p>
                <draw:g>
                  <svg:desc>results.F2:results.F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33455305802405">
                <text:p>0.533455305802405</text:p>
              </table:table-cell>
              <table:table-cell office:value-type="float" office:value="0.52430737062206">
                <text:p>0.52430737062206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53868269733403">
                <text:p>0.53868269733403</text:p>
              </table:table-cell>
              <table:table-cell office:value-type="float" office:value="0.531625718766336">
                <text:p>0.531625718766336</text:p>
              </table:table-cell>
              <table:table-cell office:value-type="float" office:value="0.51620491374804">
                <text:p>0.51620491374804</text:p>
              </table:table-cell>
              <table:table-cell office:value-type="float" office:value="0.515682174594877">
                <text:p>0.515682174594877</text:p>
              </table:table-cell>
              <table:table-cell office:value-type="float" office:value="0.510716152639833">
                <text:p>0.5107161526398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527182435964454">
                <text:p>0.527182435964454</text:p>
              </table:table-cell>
              <table:table-cell office:value-type="float" office:value="0.525875588081547">
                <text:p>0.525875588081547</text:p>
              </table:table-cell>
              <table:table-cell office:value-type="float" office:value="0.516466283324621">
                <text:p>0.516466283324621</text:p>
              </table:table-cell>
              <table:table-cell office:value-type="float" office:value="0.510454783063251">
                <text:p>0.510454783063251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3659174072138">
                <text:p>0.53659174072138</text:p>
              </table:table-cell>
              <table:table-cell office:value-type="float" office:value="0.53450078410873">
                <text:p>0.53450078410873</text:p>
              </table:table-cell>
              <table:table-cell office:value-type="float" office:value="0.533716675378986">
                <text:p>0.533716675378986</text:p>
              </table:table-cell>
              <table:table-cell office:value-type="float" office:value="0.52639832723471">
                <text:p>0.52639832723471</text:p>
              </table:table-cell>
              <table:table-cell office:value-type="float" office:value="0.521432305279665">
                <text:p>0.5214323052796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44171458442237">
                <text:p>0.544171458442237</text:p>
              </table:table-cell>
              <table:table-cell office:value-type="float" office:value="0.52848928384736">
                <text:p>0.52848928384736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539205436487193">
                <text:p>0.539205436487193</text:p>
              </table:table-cell>
              <table:table-cell office:value-type="float" office:value="0.519079979090434">
                <text:p>0.519079979090434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3058024046001">
                <text:p>0.53058024046001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524046001045478">
                <text:p>0.524046001045478</text:p>
              </table:table-cell>
              <table:table-cell office:value-type="float" office:value="0.523784631468897">
                <text:p>0.523784631468897</text:p>
              </table:table-cell>
              <table:table-cell office:value-type="float" office:value="0.523261892315735">
                <text:p>0.523261892315735</text:p>
              </table:table-cell>
              <table:table-cell office:value-type="float" office:value="0.515420805018296">
                <text:p>0.515420805018296</text:p>
              </table:table-cell>
              <table:table-cell office:value-type="float" office:value="0.513591217982227">
                <text:p>0.5135912179822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645844223732358">
                <text:p>0.645844223732358</text:p>
              </table:table-cell>
              <table:table-cell office:value-type="float" office:value="0.523000522739153">
                <text:p>0.523000522739153</text:p>
              </table:table-cell>
              <table:table-cell office:value-type="float" office:value="0.518557239937271">
                <text:p>0.518557239937271</text:p>
              </table:table-cell>
              <table:table-cell office:value-type="float" office:value="0.513591217982227">
                <text:p>0.513591217982227</text:p>
              </table:table-cell>
              <table:table-cell office:value-type="float" office:value="0.509409304756926">
                <text:p>0.5094093047569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524830109775222">
                <text:p>0.524830109775222</text:p>
              </table:table-cell>
              <table:table-cell office:value-type="float" office:value="0.522739153162572">
                <text:p>0.522739153162572</text:p>
              </table:table-cell>
              <table:table-cell office:value-type="float" office:value="0.52038682697334">
                <text:p>0.52038682697334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596445373758495">
                <text:p>0.596445373758495</text:p>
              </table:table-cell>
              <table:table-cell office:value-type="float" office:value="0.542341871406168">
                <text:p>0.542341871406168</text:p>
              </table:table-cell>
              <table:table-cell office:value-type="float" office:value="0.521693674856247">
                <text:p>0.521693674856247</text:p>
              </table:table-cell>
              <table:table-cell office:value-type="float" office:value="0.515420805018296">
                <text:p>0.515420805018296</text:p>
              </table:table-cell>
              <table:table-cell office:value-type="float" office:value="0.510977522216414">
                <text:p>0.5109775222164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596706743335076">
                <text:p>0.596706743335076</text:p>
              </table:table-cell>
              <table:table-cell office:value-type="float" office:value="0.53058024046001">
                <text:p>0.53058024046001</text:p>
              </table:table-cell>
              <table:table-cell office:value-type="float" office:value="0.523523261892316">
                <text:p>0.523523261892316</text:p>
              </table:table-cell>
              <table:table-cell office:value-type="float" office:value="0.519602718243597">
                <text:p>0.519602718243597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583899634082593">
                <text:p>0.583899634082593</text:p>
              </table:table-cell>
              <table:table-cell office:value-type="float" office:value="0.539466806063774">
                <text:p>0.539466806063774</text:p>
              </table:table-cell>
              <table:table-cell office:value-type="float" office:value="0.538421327757449">
                <text:p>0.538421327757449</text:p>
              </table:table-cell>
              <table:table-cell office:value-type="float" office:value="0.538159958180868">
                <text:p>0.538159958180868</text:p>
              </table:table-cell>
              <table:table-cell office:value-type="float" office:value="0.535546262415055">
                <text:p>0.5355462624150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538944066910612">
                <text:p>0.538944066910612</text:p>
              </table:table-cell>
              <table:table-cell office:value-type="float" office:value="0.53659174072138">
                <text:p>0.53659174072138</text:p>
              </table:table-cell>
              <table:table-cell office:value-type="float" office:value="0.526136957658129">
                <text:p>0.526136957658129</text:p>
              </table:table-cell>
              <table:table-cell office:value-type="float" office:value="0.519602718243597">
                <text:p>0.519602718243597</text:p>
              </table:table-cell>
              <table:table-cell office:value-type="float" office:value="0.519079979090434">
                <text:p>0.5190799790904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545739675901725">
                <text:p>0.545739675901725</text:p>
              </table:table-cell>
              <table:table-cell office:value-type="float" office:value="0.539205436487193">
                <text:p>0.539205436487193</text:p>
              </table:table-cell>
              <table:table-cell office:value-type="float" office:value="0.530318870883429">
                <text:p>0.530318870883429</text:p>
              </table:table-cell>
              <table:table-cell office:value-type="float" office:value="0.523261892315735">
                <text:p>0.523261892315735</text:p>
              </table:table-cell>
              <table:table-cell office:value-type="float" office:value="0.519602718243597">
                <text:p>0.5196027182435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5446941975954">
                <text:p>0.5446941975954</text:p>
              </table:table-cell>
              <table:table-cell office:value-type="float" office:value="0.527182435964454">
                <text:p>0.527182435964454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536330371144799">
                <text:p>0.536330371144799</text:p>
              </table:table-cell>
              <table:table-cell office:value-type="float" office:value="0.509409304756926">
                <text:p>0.509409304756926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541296393099843">
                <text:p>0.541296393099843</text:p>
              </table:table-cell>
              <table:table-cell office:value-type="float" office:value="0.523000522739153">
                <text:p>0.523000522739153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534762153685311">
                <text:p>0.534762153685311</text:p>
              </table:table-cell>
              <table:table-cell office:value-type="float" office:value="0.533455305802405">
                <text:p>0.533455305802405</text:p>
              </table:table-cell>
              <table:table-cell office:value-type="float" office:value="0.523523261892316">
                <text:p>0.523523261892316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530318870883429">
                <text:p>0.530318870883429</text:p>
              </table:table-cell>
              <table:table-cell office:value-type="float" office:value="0.528227914270779">
                <text:p>0.528227914270779</text:p>
              </table:table-cell>
              <table:table-cell office:value-type="float" office:value="0.527182435964454">
                <text:p>0.527182435964454</text:p>
              </table:table-cell>
              <table:table-cell office:value-type="float" office:value="0.525875588081547">
                <text:p>0.525875588081547</text:p>
              </table:table-cell>
              <table:table-cell office:value-type="float" office:value="0.525875588081547">
                <text:p>0.5258755880815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533455305802405">
                <text:p>0.533455305802405</text:p>
              </table:table-cell>
              <table:table-cell office:value-type="float" office:value="0.532932566649242">
                <text:p>0.532932566649242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543648719289075">
                <text:p>0.543648719289075</text:p>
              </table:table-cell>
              <table:table-cell office:value-type="float" office:value="0.529273392577104">
                <text:p>0.529273392577104</text:p>
              </table:table-cell>
              <table:table-cell office:value-type="float" office:value="0.516466283324621">
                <text:p>0.516466283324621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530841610036592">
                <text:p>0.530841610036592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7841087297439">
                <text:p>0.5078410872974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541296393099843">
                <text:p>0.541296393099843</text:p>
              </table:table-cell>
              <table:table-cell office:value-type="float" office:value="0.524568740198641">
                <text:p>0.524568740198641</text:p>
              </table:table-cell>
              <table:table-cell office:value-type="float" office:value="0.515682174594877">
                <text:p>0.515682174594877</text:p>
              </table:table-cell>
              <table:table-cell office:value-type="float" office:value="0.511500261369577">
                <text:p>0.511500261369577</text:p>
              </table:table-cell>
              <table:table-cell office:value-type="float" office:value="0.510977522216414">
                <text:p>0.5109775222164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578672242550967">
                <text:p>0.578672242550967</text:p>
              </table:table-cell>
              <table:table-cell office:value-type="float" office:value="0.537375849451124">
                <text:p>0.537375849451124</text:p>
              </table:table-cell>
              <table:table-cell office:value-type="float" office:value="0.524568740198641">
                <text:p>0.524568740198641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535807631991636">
                <text:p>0.535807631991636</text:p>
              </table:table-cell>
              <table:table-cell office:value-type="float" office:value="0.533716675378986">
                <text:p>0.533716675378986</text:p>
              </table:table-cell>
              <table:table-cell office:value-type="float" office:value="0.525614218504966">
                <text:p>0.525614218504966</text:p>
              </table:table-cell>
              <table:table-cell office:value-type="float" office:value="0.523523261892316">
                <text:p>0.523523261892316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532671197072661">
                <text:p>0.532671197072661</text:p>
              </table:table-cell>
              <table:table-cell office:value-type="float" office:value="0.531887088342917">
                <text:p>0.531887088342917</text:p>
              </table:table-cell>
              <table:table-cell office:value-type="float" office:value="0.527443805541035">
                <text:p>0.527443805541035</text:p>
              </table:table-cell>
              <table:table-cell office:value-type="float" office:value="0.520909566126503">
                <text:p>0.520909566126503</text:p>
              </table:table-cell>
              <table:table-cell office:value-type="float" office:value="0.520125457396759">
                <text:p>0.5201254573967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541035023523262">
                <text:p>0.541035023523262</text:p>
              </table:table-cell>
              <table:table-cell office:value-type="float" office:value="0.529796131730267">
                <text:p>0.529796131730267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2739153162572">
                <text:p>0.522739153162572</text:p>
              </table:table-cell>
              <table:table-cell office:value-type="float" office:value="0.519341348667015">
                <text:p>0.5193413486670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542864610559331">
                <text:p>0.542864610559331</text:p>
              </table:table-cell>
              <table:table-cell office:value-type="float" office:value="0.537114479874543">
                <text:p>0.537114479874543</text:p>
              </table:table-cell>
              <table:table-cell office:value-type="float" office:value="0.516727652901202">
                <text:p>0.516727652901202</text:p>
              </table:table-cell>
              <table:table-cell office:value-type="float" office:value="0.509409304756926">
                <text:p>0.509409304756926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53450078410873">
                <text:p>0.53450078410873</text:p>
              </table:table-cell>
              <table:table-cell office:value-type="float" office:value="0.530057501306848">
                <text:p>0.530057501306848</text:p>
              </table:table-cell>
              <table:table-cell office:value-type="float" office:value="0.516466283324621">
                <text:p>0.516466283324621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524830109775222">
                <text:p>0.524830109775222</text:p>
              </table:table-cell>
              <table:table-cell office:value-type="float" office:value="0.522216414009409">
                <text:p>0.522216414009409</text:p>
              </table:table-cell>
              <table:table-cell office:value-type="float" office:value="0.514113957135389">
                <text:p>0.514113957135389</text:p>
              </table:table-cell>
              <table:table-cell office:value-type="float" office:value="0.512023000522739">
                <text:p>0.512023000522739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529534762153685">
                <text:p>0.529534762153685</text:p>
              </table:table-cell>
              <table:table-cell office:value-type="float" office:value="0.528750653423941">
                <text:p>0.528750653423941</text:p>
              </table:table-cell>
              <table:table-cell office:value-type="float" office:value="0.527182435964454">
                <text:p>0.527182435964454</text:p>
              </table:table-cell>
              <table:table-cell office:value-type="float" office:value="0.52639832723471">
                <text:p>0.52639832723471</text:p>
              </table:table-cell>
              <table:table-cell office:value-type="float" office:value="0.514636696288552">
                <text:p>0.5146366962885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535284892838474">
                <text:p>0.535284892838474</text:p>
              </table:table-cell>
              <table:table-cell office:value-type="float" office:value="0.519864087820178">
                <text:p>0.519864087820178</text:p>
              </table:table-cell>
              <table:table-cell office:value-type="float" office:value="0.515943544171458">
                <text:p>0.515943544171458</text:p>
              </table:table-cell>
              <table:table-cell office:value-type="float" office:value="0.515682174594877">
                <text:p>0.515682174594877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534239414532148">
                <text:p>0.534239414532148</text:p>
              </table:table-cell>
              <table:table-cell office:value-type="float" office:value="0.525875588081547">
                <text:p>0.525875588081547</text:p>
              </table:table-cell>
              <table:table-cell office:value-type="float" office:value="0.525875588081547">
                <text:p>0.525875588081547</text:p>
              </table:table-cell>
              <table:table-cell office:value-type="float" office:value="0.521955044432828">
                <text:p>0.521955044432828</text:p>
              </table:table-cell>
              <table:table-cell office:value-type="float" office:value="0.521432305279665">
                <text:p>0.5214323052796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583115525352849">
                <text:p>0.583115525352849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663094615786722">
                <text:p>0.663094615786722</text:p>
              </table:table-cell>
              <table:table-cell office:value-type="float" office:value="0.533193936225823">
                <text:p>0.533193936225823</text:p>
              </table:table-cell>
              <table:table-cell office:value-type="float" office:value="0.532409827496079">
                <text:p>0.532409827496079</text:p>
              </table:table-cell>
              <table:table-cell office:value-type="float" office:value="0.52639832723471">
                <text:p>0.52639832723471</text:p>
              </table:table-cell>
              <table:table-cell office:value-type="float" office:value="0.519079979090434">
                <text:p>0.5190799790904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544432828018819">
                <text:p>0.544432828018819</text:p>
              </table:table-cell>
              <table:table-cell office:value-type="float" office:value="0.526921066387872">
                <text:p>0.526921066387872</text:p>
              </table:table-cell>
              <table:table-cell office:value-type="float" office:value="0.515159435441715">
                <text:p>0.515159435441715</text:p>
              </table:table-cell>
              <table:table-cell office:value-type="float" office:value="0.513329848405646">
                <text:p>0.513329848405646</text:p>
              </table:table-cell>
              <table:table-cell office:value-type="float" office:value="0.511761630946158">
                <text:p>0.5117616309461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531364349189754">
                <text:p>0.531364349189754</text:p>
              </table:table-cell>
              <table:table-cell office:value-type="float" office:value="0.530318870883429">
                <text:p>0.530318870883429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57919498170413">
                <text:p>0.57919498170413</text:p>
              </table:table-cell>
              <table:table-cell office:value-type="float" office:value="0.520648196549922">
                <text:p>0.520648196549922</text:p>
              </table:table-cell>
              <table:table-cell office:value-type="float" office:value="0.519079979090434">
                <text:p>0.519079979090434</text:p>
              </table:table-cell>
              <table:table-cell office:value-type="float" office:value="0.514636696288552">
                <text:p>0.514636696288552</text:p>
              </table:table-cell>
              <table:table-cell office:value-type="float" office:value="0.509932043910089">
                <text:p>0.5099320439100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536853110297961">
                <text:p>0.536853110297961</text:p>
              </table:table-cell>
              <table:table-cell office:value-type="float" office:value="0.534762153685311">
                <text:p>0.534762153685311</text:p>
              </table:table-cell>
              <table:table-cell office:value-type="float" office:value="0.533978044955567">
                <text:p>0.533978044955567</text:p>
              </table:table-cell>
              <table:table-cell office:value-type="float" office:value="0.525352848928385">
                <text:p>0.525352848928385</text:p>
              </table:table-cell>
              <table:table-cell office:value-type="float" office:value="0.51829587036069">
                <text:p>0.518295870360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535023523261892">
                <text:p>0.535023523261892</text:p>
              </table:table-cell>
              <table:table-cell office:value-type="float" office:value="0.531102979613173">
                <text:p>0.531102979613173</text:p>
              </table:table-cell>
              <table:table-cell office:value-type="float" office:value="0.519602718243597">
                <text:p>0.519602718243597</text:p>
              </table:table-cell>
              <table:table-cell office:value-type="float" office:value="0.519602718243597">
                <text:p>0.519602718243597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527443805541035">
                <text:p>0.527443805541035</text:p>
              </table:table-cell>
              <table:table-cell office:value-type="float" office:value="0.524568740198641">
                <text:p>0.524568740198641</text:p>
              </table:table-cell>
              <table:table-cell office:value-type="float" office:value="0.513329848405646">
                <text:p>0.513329848405646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563251437532671">
                <text:p>0.563251437532671</text:p>
              </table:table-cell>
              <table:table-cell office:value-type="float" office:value="0.53058024046001">
                <text:p>0.53058024046001</text:p>
              </table:table-cell>
              <table:table-cell office:value-type="float" office:value="0.527966544694198">
                <text:p>0.527966544694198</text:p>
              </table:table-cell>
              <table:table-cell office:value-type="float" office:value="0.524046001045478">
                <text:p>0.524046001045478</text:p>
              </table:table-cell>
              <table:table-cell office:value-type="float" office:value="0.519079979090434">
                <text:p>0.5190799790904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521170935703084">
                <text:p>0.521170935703084</text:p>
              </table:table-cell>
              <table:table-cell office:value-type="float" office:value="0.519864087820178">
                <text:p>0.519864087820178</text:p>
              </table:table-cell>
              <table:table-cell office:value-type="float" office:value="0.516727652901202">
                <text:p>0.516727652901202</text:p>
              </table:table-cell>
              <table:table-cell office:value-type="float" office:value="0.514375326711971">
                <text:p>0.514375326711971</text:p>
              </table:table-cell>
              <table:table-cell office:value-type="float" office:value="0.511761630946158">
                <text:p>0.5117616309461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528750653423941">
                <text:p>0.52875065342394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4830109775222">
                <text:p>0.524830109775222</text:p>
              </table:table-cell>
              <table:table-cell office:value-type="float" office:value="0.52038682697334">
                <text:p>0.52038682697334</text:p>
              </table:table-cell>
              <table:table-cell office:value-type="float" office:value="0.518557239937271">
                <text:p>0.5185572399372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540773653946681">
                <text:p>0.540773653946681</text:p>
              </table:table-cell>
              <table:table-cell office:value-type="float" office:value="0.524830109775222">
                <text:p>0.524830109775222</text:p>
              </table:table-cell>
              <table:table-cell office:value-type="float" office:value="0.516989022477784">
                <text:p>0.516989022477784</text:p>
              </table:table-cell>
              <table:table-cell office:value-type="float" office:value="0.515420805018296">
                <text:p>0.515420805018296</text:p>
              </table:table-cell>
              <table:table-cell office:value-type="float" office:value="0.51019341348667">
                <text:p>0.51019341348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561683220073183">
                <text:p>0.561683220073183</text:p>
              </table:table-cell>
              <table:table-cell office:value-type="float" office:value="0.526136957658129">
                <text:p>0.526136957658129</text:p>
              </table:table-cell>
              <table:table-cell office:value-type="float" office:value="0.523523261892316">
                <text:p>0.523523261892316</text:p>
              </table:table-cell>
              <table:table-cell office:value-type="float" office:value="0.520648196549922">
                <text:p>0.520648196549922</text:p>
              </table:table-cell>
              <table:table-cell office:value-type="float" office:value="0.518818609513853">
                <text:p>0.5188186095138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516466283324621">
                <text:p>0.516466283324621</text:p>
              </table:table-cell>
              <table:table-cell office:value-type="float" office:value="0.515420805018296">
                <text:p>0.515420805018296</text:p>
              </table:table-cell>
              <table:table-cell office:value-type="float" office:value="0.512023000522739">
                <text:p>0.512023000522739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527182435964454">
                <text:p>0.527182435964454</text:p>
              </table:table-cell>
              <table:table-cell office:value-type="float" office:value="0.523000522739153">
                <text:p>0.523000522739153</text:p>
              </table:table-cell>
              <table:table-cell office:value-type="float" office:value="0.519341348667015">
                <text:p>0.519341348667015</text:p>
              </table:table-cell>
              <table:table-cell office:value-type="float" office:value="0.515420805018296">
                <text:p>0.515420805018296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533455305802405">
                <text:p>0.533455305802405</text:p>
              </table:table-cell>
              <table:table-cell office:value-type="float" office:value="0.522477783585991">
                <text:p>0.522477783585991</text:p>
              </table:table-cell>
              <table:table-cell office:value-type="float" office:value="0.519864087820178">
                <text:p>0.519864087820178</text:p>
              </table:table-cell>
              <table:table-cell office:value-type="float" office:value="0.515943544171458">
                <text:p>0.515943544171458</text:p>
              </table:table-cell>
              <table:table-cell office:value-type="float" office:value="0.513852587558808">
                <text:p>0.5138525875588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602456874019864">
                <text:p>0.602456874019864</text:p>
              </table:table-cell>
              <table:table-cell office:value-type="float" office:value="0.547830632514375">
                <text:p>0.547830632514375</text:p>
              </table:table-cell>
              <table:table-cell office:value-type="float" office:value="0.539728175640355">
                <text:p>0.539728175640355</text:p>
              </table:table-cell>
              <table:table-cell office:value-type="float" office:value="0.518818609513853">
                <text:p>0.518818609513853</text:p>
              </table:table-cell>
              <table:table-cell office:value-type="float" office:value="0.517250392054365">
                <text:p>0.5172503920543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632253005750131">
                <text:p>0.632253005750131</text:p>
              </table:table-cell>
              <table:table-cell office:value-type="float" office:value="0.623627809722948">
                <text:p>0.623627809722948</text:p>
              </table:table-cell>
              <table:table-cell office:value-type="float" office:value="0.544955567171981">
                <text:p>0.544955567171981</text:p>
              </table:table-cell>
              <table:table-cell office:value-type="float" office:value="0.543910088865656">
                <text:p>0.543910088865656</text:p>
              </table:table-cell>
              <table:table-cell office:value-type="float" office:value="0.541035023523262">
                <text:p>0.5410350235232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533455305802405">
                <text:p>0.533455305802405</text:p>
              </table:table-cell>
              <table:table-cell office:value-type="float" office:value="0.511761630946158">
                <text:p>0.511761630946158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606116048092002">
                <text:p>0.606116048092002</text:p>
              </table:table-cell>
              <table:table-cell office:value-type="float" office:value="0.521955044432828">
                <text:p>0.521955044432828</text:p>
              </table:table-cell>
              <table:table-cell office:value-type="float" office:value="0.519864087820178">
                <text:p>0.519864087820178</text:p>
              </table:table-cell>
              <table:table-cell office:value-type="float" office:value="0.510977522216414">
                <text:p>0.510977522216414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529012023000523">
                <text:p>0.529012023000523</text:p>
              </table:table-cell>
              <table:table-cell office:value-type="float" office:value="0.527705175117616">
                <text:p>0.527705175117616</text:p>
              </table:table-cell>
              <table:table-cell office:value-type="float" office:value="0.524568740198641">
                <text:p>0.524568740198641</text:p>
              </table:table-cell>
              <table:table-cell office:value-type="float" office:value="0.517511761630946">
                <text:p>0.517511761630946</text:p>
              </table:table-cell>
              <table:table-cell office:value-type="float" office:value="0.51620491374804">
                <text:p>0.516204913748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541557762676424">
                <text:p>0.541557762676424</text:p>
              </table:table-cell>
              <table:table-cell office:value-type="float" office:value="0.53868269733403">
                <text:p>0.53868269733403</text:p>
              </table:table-cell>
              <table:table-cell office:value-type="float" office:value="0.529012023000523">
                <text:p>0.529012023000523</text:p>
              </table:table-cell>
              <table:table-cell office:value-type="float" office:value="0.526136957658129">
                <text:p>0.526136957658129</text:p>
              </table:table-cell>
              <table:table-cell office:value-type="float" office:value="0.525875588081547">
                <text:p>0.5258755880815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549137480397282">
                <text:p>0.549137480397282</text:p>
              </table:table-cell>
              <table:table-cell office:value-type="float" office:value="0.520909566126503">
                <text:p>0.520909566126503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541819132253006">
                <text:p>0.541819132253006</text:p>
              </table:table-cell>
              <table:table-cell office:value-type="float" office:value="0.527705175117616">
                <text:p>0.527705175117616</text:p>
              </table:table-cell>
              <table:table-cell office:value-type="float" office:value="0.52038682697334">
                <text:p>0.52038682697334</text:p>
              </table:table-cell>
              <table:table-cell office:value-type="float" office:value="0.518557239937271">
                <text:p>0.518557239937271</text:p>
              </table:table-cell>
              <table:table-cell office:value-type="float" office:value="0.510454783063251">
                <text:p>0.5104547830632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527966544694198">
                <text:p>0.527966544694198</text:p>
              </table:table-cell>
              <table:table-cell office:value-type="float" office:value="0.521955044432828">
                <text:p>0.521955044432828</text:p>
              </table:table-cell>
              <table:table-cell office:value-type="float" office:value="0.516727652901202">
                <text:p>0.516727652901202</text:p>
              </table:table-cell>
              <table:table-cell office:value-type="float" office:value="0.512807109252483">
                <text:p>0.512807109252483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596184004181913">
                <text:p>0.596184004181913</text:p>
              </table:table-cell>
              <table:table-cell office:value-type="float" office:value="0.58546785154208">
                <text:p>0.58546785154208</text:p>
              </table:table-cell>
              <table:table-cell office:value-type="float" office:value="0.526136957658129">
                <text:p>0.526136957658129</text:p>
              </table:table-cell>
              <table:table-cell office:value-type="float" office:value="0.510977522216414">
                <text:p>0.510977522216414</text:p>
              </table:table-cell>
              <table:table-cell office:value-type="float" office:value="0.510716152639833">
                <text:p>0.5107161526398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531625718766336">
                <text:p>0.531625718766336</text:p>
              </table:table-cell>
              <table:table-cell office:value-type="float" office:value="0.525091479351803">
                <text:p>0.525091479351803</text:p>
              </table:table-cell>
              <table:table-cell office:value-type="float" office:value="0.520648196549922">
                <text:p>0.520648196549922</text:p>
              </table:table-cell>
              <table:table-cell office:value-type="float" office:value="0.518034500784109">
                <text:p>0.518034500784109</text:p>
              </table:table-cell>
              <table:table-cell office:value-type="float" office:value="0.512545739675902">
                <text:p>0.5125457396759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545739675901725">
                <text:p>0.545739675901725</text:p>
              </table:table-cell>
              <table:table-cell office:value-type="float" office:value="0.534239414532148">
                <text:p>0.534239414532148</text:p>
              </table:table-cell>
              <table:table-cell office:value-type="float" office:value="0.519079979090434">
                <text:p>0.519079979090434</text:p>
              </table:table-cell>
              <table:table-cell office:value-type="float" office:value="0.514113957135389">
                <text:p>0.514113957135389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539728175640355">
                <text:p>0.539728175640355</text:p>
              </table:table-cell>
              <table:table-cell office:value-type="float" office:value="0.534762153685311">
                <text:p>0.534762153685311</text:p>
              </table:table-cell>
              <table:table-cell office:value-type="float" office:value="0.532148457919498">
                <text:p>0.532148457919498</text:p>
              </table:table-cell>
              <table:table-cell office:value-type="float" office:value="0.522477783585991">
                <text:p>0.522477783585991</text:p>
              </table:table-cell>
              <table:table-cell office:value-type="float" office:value="0.51620491374804">
                <text:p>0.516204913748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531887088342917">
                <text:p>0.531887088342917</text:p>
              </table:table-cell>
              <table:table-cell office:value-type="float" office:value="0.531364349189754">
                <text:p>0.531364349189754</text:p>
              </table:table-cell>
              <table:table-cell office:value-type="float" office:value="0.520648196549922">
                <text:p>0.520648196549922</text:p>
              </table:table-cell>
              <table:table-cell office:value-type="float" office:value="0.510454783063251">
                <text:p>0.510454783063251</text:p>
              </table:table-cell>
              <table:table-cell office:value-type="float" office:value="0.509932043910089">
                <text:p>0.5099320439100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527966544694198">
                <text:p>0.527966544694198</text:p>
              </table:table-cell>
              <table:table-cell office:value-type="float" office:value="0.513591217982227">
                <text:p>0.513591217982227</text:p>
              </table:table-cell>
              <table:table-cell office:value-type="float" office:value="0.513329848405646">
                <text:p>0.513329848405646</text:p>
              </table:table-cell>
              <table:table-cell office:value-type="float" office:value="0.510977522216414">
                <text:p>0.510977522216414</text:p>
              </table:table-cell>
              <table:table-cell office:value-type="float" office:value="0.51019341348667">
                <text:p>0.51019341348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529012023000523">
                <text:p>0.529012023000523</text:p>
              </table:table-cell>
              <table:table-cell office:value-type="float" office:value="0.527966544694198">
                <text:p>0.527966544694198</text:p>
              </table:table-cell>
              <table:table-cell office:value-type="float" office:value="0.525875588081547">
                <text:p>0.525875588081547</text:p>
              </table:table-cell>
              <table:table-cell office:value-type="float" office:value="0.521170935703084">
                <text:p>0.521170935703084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533193936225823">
                <text:p>0.533193936225823</text:p>
              </table:table-cell>
              <table:table-cell office:value-type="float" office:value="0.533193936225823">
                <text:p>0.533193936225823</text:p>
              </table:table-cell>
              <table:table-cell office:value-type="float" office:value="0.528227914270779">
                <text:p>0.528227914270779</text:p>
              </table:table-cell>
              <table:table-cell office:value-type="float" office:value="0.522739153162572">
                <text:p>0.522739153162572</text:p>
              </table:table-cell>
              <table:table-cell office:value-type="float" office:value="0.516727652901202">
                <text:p>0.5167276529012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561683220073183">
                <text:p>0.561683220073183</text:p>
              </table:table-cell>
              <table:table-cell office:value-type="float" office:value="0.554103502352326">
                <text:p>0.554103502352326</text:p>
              </table:table-cell>
              <table:table-cell office:value-type="float" office:value="0.54678515420805">
                <text:p>0.54678515420805</text:p>
              </table:table-cell>
              <table:table-cell office:value-type="float" office:value="0.535023523261892">
                <text:p>0.535023523261892</text:p>
              </table:table-cell>
              <table:table-cell office:value-type="float" office:value="0.519864087820178">
                <text:p>0.5198640878201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554103502352326">
                <text:p>0.554103502352326</text:p>
              </table:table-cell>
              <table:table-cell office:value-type="float" office:value="0.551228437009932">
                <text:p>0.551228437009932</text:p>
              </table:table-cell>
              <table:table-cell office:value-type="float" office:value="0.528750653423941">
                <text:p>0.528750653423941</text:p>
              </table:table-cell>
              <table:table-cell office:value-type="float" office:value="0.527182435964454">
                <text:p>0.527182435964454</text:p>
              </table:table-cell>
              <table:table-cell office:value-type="float" office:value="0.526136957658129">
                <text:p>0.5261369576581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545478306325144">
                <text:p>0.545478306325144</text:p>
              </table:table-cell>
              <table:table-cell office:value-type="float" office:value="0.531887088342917">
                <text:p>0.531887088342917</text:p>
              </table:table-cell>
              <table:table-cell office:value-type="float" office:value="0.530318870883429">
                <text:p>0.530318870883429</text:p>
              </table:table-cell>
              <table:table-cell office:value-type="float" office:value="0.518818609513853">
                <text:p>0.518818609513853</text:p>
              </table:table-cell>
              <table:table-cell office:value-type="float" office:value="0.513852587558808">
                <text:p>0.5138525875588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535023523261892">
                <text:p>0.535023523261892</text:p>
              </table:table-cell>
              <table:table-cell office:value-type="float" office:value="0.530841610036592">
                <text:p>0.530841610036592</text:p>
              </table:table-cell>
              <table:table-cell office:value-type="float" office:value="0.52639832723471">
                <text:p>0.52639832723471</text:p>
              </table:table-cell>
              <table:table-cell office:value-type="float" office:value="0.520909566126503">
                <text:p>0.520909566126503</text:p>
              </table:table-cell>
              <table:table-cell office:value-type="float" office:value="0.516727652901202">
                <text:p>0.5167276529012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558285415577627">
                <text:p>0.558285415577627</text:p>
              </table:table-cell>
              <table:table-cell office:value-type="float" office:value="0.5488761108207">
                <text:p>0.5488761108207</text:p>
              </table:table-cell>
              <table:table-cell office:value-type="float" office:value="0.534239414532148">
                <text:p>0.534239414532148</text:p>
              </table:table-cell>
              <table:table-cell office:value-type="float" office:value="0.522739153162572">
                <text:p>0.522739153162572</text:p>
              </table:table-cell>
              <table:table-cell office:value-type="float" office:value="0.518034500784109">
                <text:p>0.5180345007841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53659174072138">
                <text:p>0.53659174072138</text:p>
              </table:table-cell>
              <table:table-cell office:value-type="float" office:value="0.529796131730267">
                <text:p>0.529796131730267</text:p>
              </table:table-cell>
              <table:table-cell office:value-type="float" office:value="0.516989022477784">
                <text:p>0.516989022477784</text:p>
              </table:table-cell>
              <table:table-cell office:value-type="float" office:value="0.513591217982227">
                <text:p>0.513591217982227</text:p>
              </table:table-cell>
              <table:table-cell office:value-type="float" office:value="0.509670674333507">
                <text:p>0.5096706743335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549137480397282">
                <text:p>0.549137480397282</text:p>
              </table:table-cell>
              <table:table-cell office:value-type="float" office:value="0.533193936225823">
                <text:p>0.533193936225823</text:p>
              </table:table-cell>
              <table:table-cell office:value-type="float" office:value="0.526136957658129">
                <text:p>0.526136957658129</text:p>
              </table:table-cell>
              <table:table-cell office:value-type="float" office:value="0.524830109775222">
                <text:p>0.524830109775222</text:p>
              </table:table-cell>
              <table:table-cell office:value-type="float" office:value="0.52430737062206">
                <text:p>0.524307370622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531364349189754">
                <text:p>0.531364349189754</text:p>
              </table:table-cell>
              <table:table-cell office:value-type="float" office:value="0.525091479351803">
                <text:p>0.525091479351803</text:p>
              </table:table-cell>
              <table:table-cell office:value-type="float" office:value="0.521955044432828">
                <text:p>0.521955044432828</text:p>
              </table:table-cell>
              <table:table-cell office:value-type="float" office:value="0.516989022477784">
                <text:p>0.516989022477784</text:p>
              </table:table-cell>
              <table:table-cell office:value-type="float" office:value="0.509147935180345">
                <text:p>0.5091479351803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53450078410873">
                <text:p>0.53450078410873</text:p>
              </table:table-cell>
              <table:table-cell office:value-type="float" office:value="0.526921066387872">
                <text:p>0.526921066387872</text:p>
              </table:table-cell>
              <table:table-cell office:value-type="float" office:value="0.525875588081547">
                <text:p>0.525875588081547</text:p>
              </table:table-cell>
              <table:table-cell office:value-type="float" office:value="0.52038682697334">
                <text:p>0.52038682697334</text:p>
              </table:table-cell>
              <table:table-cell office:value-type="float" office:value="0.519602718243597">
                <text:p>0.5196027182435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594354417145844">
                <text:p>0.594354417145844</text:p>
              </table:table-cell>
              <table:table-cell office:value-type="float" office:value="0.532148457919498">
                <text:p>0.532148457919498</text:p>
              </table:table-cell>
              <table:table-cell office:value-type="float" office:value="0.521955044432828">
                <text:p>0.521955044432828</text:p>
              </table:table-cell>
              <table:table-cell office:value-type="float" office:value="0.514898065865133">
                <text:p>0.514898065865133</text:p>
              </table:table-cell>
              <table:table-cell office:value-type="float" office:value="0.514375326711971">
                <text:p>0.5143753267119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587558808154731">
                <text:p>0.587558808154731</text:p>
              </table:table-cell>
              <table:table-cell office:value-type="float" office:value="0.525614218504966">
                <text:p>0.525614218504966</text:p>
              </table:table-cell>
              <table:table-cell office:value-type="float" office:value="0.519864087820178">
                <text:p>0.519864087820178</text:p>
              </table:table-cell>
              <table:table-cell office:value-type="float" office:value="0.514636696288552">
                <text:p>0.514636696288552</text:p>
              </table:table-cell>
              <table:table-cell office:value-type="float" office:value="0.510977522216414">
                <text:p>0.5109775222164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